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40000003205893A0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6cm" svg:height="1.53cm" svg:x="1.286cm" svg:y="0.736cm">
          <draw:image xlink:href="Pictures/10000000000000C40000003205893A0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initial-creator>jourdan-n</meta:initial-creator>
    <meta:creation-date>2009-09-02T11:13:40</meta:creation-date>
    <dc:date>2014-12-02T13:50:19.576552703</dc:date>
    <meta:editing-cycles>17</meta:editing-cycles>
    <meta:editing-duration>PT4H42M16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